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solid" draw:fill-color="#ffffff" draw:textarea-horizontal-align="center" draw:textarea-vertical-align="middle" draw:shadow="hidden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9cm" svg:height="9cm" svg:x="6cm" svg:y="3cm">
            <text:p/>
          </draw:rect>
          <draw:path draw:style-name="gr2" draw:text-style-name="P1" draw:layer="layout" svg:width="3.999cm" svg:height="3.999cm" svg:x="8cm" svg:y="6cm" svg:viewBox="0 0 4000 4000" svg:d="m0 4000v-4000h1000v4000zm0 0v-3000h1000v3000zm0 0v-2000h1000v2000zm0 0v-1000h1000v1000z">
            <text:p/>
          </draw:path>
        </draw:g>
        <draw:g>
          <draw:rect draw:style-name="gr1" draw:text-style-name="P1" draw:layer="layout" svg:width="9cm" svg:height="9cm" svg:x="6cm" svg:y="18cm">
            <text:p/>
          </draw:rect>
          <draw:rect draw:style-name="gr2" draw:text-style-name="P1" draw:layer="layout" svg:width="5cm" svg:height="1cm" svg:x="8cm" svg:y="24cm">
            <text:p/>
          </draw:rect>
          <draw:rect draw:style-name="gr2" draw:text-style-name="P1" draw:layer="layout" svg:width="1cm" svg:height="2.5cm" svg:x="8cm" svg:y="20cm">
            <text:p/>
          </draw:rect>
          <draw:rect draw:style-name="gr2" draw:text-style-name="P1" draw:layer="layout" svg:width="1cm" svg:height="1.5cm" svg:x="10cm" svg:y="22.5cm">
            <text:p/>
          </draw:rect>
          <draw:rect draw:style-name="gr2" draw:text-style-name="P1" draw:layer="layout" svg:width="1cm" svg:height="2.5cm" svg:x="12cm" svg:y="20cm">
            <text:p/>
          </draw:rect>
        </draw:g>
        <draw:line draw:style-name="gr3" draw:text-style-name="P1" draw:layer="layout" svg:x1="1cm" svg:y1="15cm" svg:x2="20cm" svg:y2="1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cs" fo:country="CZ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Tomáš Kotula</meta:initial-creator>
    <meta:creation-date>2008-12-04T21:27:59</meta:creation-date>
    <dc:creator>Tomáš Kotula</dc:creator>
    <dc:date>2008-12-04T22:12:55</dc:date>
    <meta:editing-cycles>1</meta:editing-cycles>
    <meta:editing-duration>PT29M45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